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3"/>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it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Mapping voor Humanitaire Organisaties</text:h>
      <text:p text:style-name="P2"><text:s/>Bijgewerkt 18-09-2015</text:p>
      <text:p text:style-name="First_20_paragraph">Dank voor het vrijwillig helpen van de lokale gemeenschappen en Hulporganisaties die reageren op deze crisis, door hun bijgewerkte kaarten te geven</text:p>
      <text:p text:style-name="Text_20_body">Net zoals jij, willen we zo snel mogelijk helpen en er is een groot gevoel voor urgentie bij alles wat we doen. Echter, de reden dat hulporganisaties ervoor kiezen om van ons afhankelijk te zijn voor kaarten, is omdat we de tijd nemen om ervoor te zorgen dat wat we produceren is nuttig en in hun behoeften voorziet. Het is nodig dat je zelf ook die zorg in acht neemt. Hoewel het je zal afremmen in het beginnen met bijwerken van de kaart, is het van belang om volledig te begrijpen wat je in kaart moet brengen en op welke manier voordat je begint. Haast alsjeblieft niet en begin niet met bijdragen zonder een van deze handleidingen te lezen of te bekijken. Het kost ons veel meer tijd om vergissingen en fouten te herstellen dan het kost om ze te maken, en ze kunnen ervoor zorgen dat een humanitaire medewerker twijfels krijgt bij de kwaliteit van onze kaarten.</text:p>
      <text:p text:style-name="Text_20_body">We werken constant onze software en handleidingen bij, maar dat kost tijd. De software in de Tasking Manger zal binnenkort worden bijgewerkt zodat alleen ervaren mensen werk kunnen valideren, maar in de tussentijd vragen we of het validatieproces overgelaten kan worden aan meer ervaren mappers. Ga vooral door met mappen en in de toekomst zul je ook validator worden. <text:span text:style-name="T2">Als je een taak selecteerd en de groene knop bevat de tekst ‘Review the work’ kies dan alsjeblieft voor een andere taak, omdat het reviewen iets is dat een ervaren mapper nodig heeft.</text:span></text:p>
      <text:p text:style-name="Text_20_body">Je hoeft niet deze hele site door te lezen voor je begint, maar begrijp wel de volgende basics:</text:p>
      <text:list xml:id="list8130412552834758680" text:style-name="L3">
        <text:list-item>
          <text:p text:style-name="P3">Lees zorgvuldig de Task Manager Instructies voor elk project waar je aan wilt meehelpen. Deze kunnen verschillen, dus verzeker jezelf ervan dat je ze leest en begrijpt. Er is een volledige handleiding voor het gebruik van de <text:a xlink:type="simple" xlink:href="../../../../../en/coordination/tasking-manager/"><text:span text:style-name="Definition">Tasking Manager hier binnen LearnOSM</text:span></text:a> en bevat ook informatie hoe je live hulp kunt krijgen van een ervaren mapper.</text:p>
        </text:list-item>
        <text:list-item>
          <text:p text:style-name="P3">Zorg ervoor dat je genoeg bent ingezoomd zodat je werkelijk kunt zien wat je gaat intekenen. – <text:a xlink:type="simple" xlink:href="../../../../../en/coordination/remote/"><text:span text:style-name="Definition">dit en vele andere dingen worden hier uitgelegd.</text:span></text:a></text:p>
        </text:list-item>
        <text:list-item>
          <text:p text:style-name="P3">Gebouwen moeten worden ingetekend en de vorm van de tekening moet de vorm van het gebouw volgen. <text:a xlink:type="simple" xlink:href="../../../../../en/coordination/remote-tracing/"><text:span text:style-name="Definition">Dit onderdeel van LearnOSM</text:span></text:a> legt dit uit en laat zien hoe je wegen en wegennetwerken kunt maken.</text:p>
        </text:list-item>
      </text:list>
      <text:p text:style-name="First_20_paragraph">Bedankt voor het lezen en we hopen dat je kort te tijd neemt om ervoor te zorgen dat je de belangrijke dingen goed doet. We kunnen alle hulp gebruiken en hopen dat je ons hiermee kunt helpen.</text:p>
      <text:p text:style-name="Text_20_body">Onthoud alsjeblieft dat ook al is deze ramp erg recent, de problemen zullen nog lange tijd <text:soft-page-break/>aanwezig zijn. Mensen zullen zonder huis zitten en wonen in opvang in slechte omstandigheden. Hygiene zal een probleem worden en de kans op ziektes en andere problemen gerelateerd aan voedsel en water zijn aanwezig. Hoewel je de problemen misschien niet ziet op het nieuws, zullen ze er nog steeds zijn en de humanitaire medewerkers zullen altijd kaarten nodig hebben om de huidige situatie in te schatten. Help ons alsjeblieft nu, maar kom ook vooral terug om ons in te toekomst ook te helpen.</text:p>
      <text:p text:style-name="Text_20_body">Was dit een goede handleiding? <text:a xlink:type="simple" xlink:href="../../../../../nl/contribute"><text:span text:style-name="Definition">Laat ons weten hoe we de handleidingen kunnen verbeteren!</text:span></text:a></text:p>
      <text:list xml:id="list3484952382270543576" text:style-name="L4">
        <text:list-item>
          <text:p text:style-name="P6"><text:a xlink:type="simple" xlink:href="mailto:learnosm@hotosm.org"><text:span text:style-name="Definition">learnosm@hotosm.org</text:span></text:a></text:p>
        </text:list-item>
        <text:list-item>
          <text:p text:style-name="P6"><text:a xlink:type="simple" xlink:href="https://twitter.com/learnosm"><text:span text:style-name="Definition">@learnOSM</text:span></text:a></text:p>
        </text:list-item>
        <text:list-item>
          <text:p text:style-name="P6"><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1-22T10:00:52.687668707</dc:date>
    <dc:creator>Nick Allen</dc:creator>
    <meta:editing-duration>P0D</meta:editing-duration>
    <meta:editing-cycles>1</meta:editing-cycles>
    <meta:document-statistic meta:table-count="0" meta:image-count="0" meta:object-count="0" meta:page-count="2" meta:paragraph-count="19" meta:word-count="579" meta:character-count="3359" meta:non-whitespace-character-count="2801"/>
    <meta:generator>LibreOffice/4.2.8.2$Linux_X86_64 LibreOffice_project/420m0$Build-2</meta:generator>
  </office:meta>
</office:document-meta>
</file>